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Tipos De Usuario (Nombre) VALUES ("Competidor");<text:line-break/><text:line-break/>INSERT INTO Usuario (Nombre_Usuario, Descripción, Foto_Perfil, Tipo_Usuario) VALUES ("pepe", "Hola, soy pepe", LOAD_FILE('pepe.png'), 1);<text:line-break/><text:line-break/>INSERT INTO Producto (Nombre_Producto, Tipo_Producto, Precio, Foto_Producto) VALUES ("Guantes h254", "Guantes", 1500.0, LOAD_FILE('guantesh245.png'));<text:line-break/><text:line-break/>INSERT INTO Peleas (Ganadas, Perdidas, Empatadas, Sin Resultado) VALUES (1, 2, 3, 4);<text:line-break/><text:line-break/>INSERT INTO Competidor (id_Usuario, Descrpción_Competidor, Foto_Competidor, Total_Peleas) VALUES (1, "Soy un gran competidor", LOAD_FILE('competidor.png'), 1);<text:line-break/><text:line-break/>INSERT INTO foro (Usuario, titulo, mensaje, fecha, respuestas, identificador, ult_respuesta) VALUES ("Jorge", "Caramelos", "Que ricos los caramelos", '2022-08-08 22:54:05', 3, 1,'2022-09-08 23:32:11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4:01:52.502000000</meta:creation-date>
    <dc:date>2022-08-30T14:02:10.928000000</dc:date>
    <meta:editing-duration>PT19S</meta:editing-duration>
    <meta:editing-cycles>1</meta:editing-cycles>
    <meta:document-statistic meta:table-count="0" meta:image-count="0" meta:object-count="0" meta:page-count="1" meta:paragraph-count="1" meta:word-count="85" meta:character-count="802" meta:non-whitespace-character-count="713"/>
    <meta:generator>LibreOffice/7.3.5.2$Windows_X86_64 LibreOffice_project/184fe81b8c8c30d8b5082578aee2fed2ea847c01</meta:generator>
  </office:meta>
</office:document-meta>
</file>